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rsid="0014f614" officeooo:paragraph-rsid="0014f614" style:font-style-asian="italic" style:font-style-complex="italic"/>
    </style:style>
    <style:style style:name="P2" style:family="paragraph" style:parent-style-name="Standard">
      <style:text-properties fo:font-style="italic" officeooo:paragraph-rsid="001633df" style:font-style-asian="italic" style:font-style-complex="italic"/>
    </style:style>
    <style:style style:name="P3" style:family="paragraph" style:parent-style-name="Standard">
      <style:text-properties officeooo:rsid="001ebdaf" officeooo:paragraph-rsid="0014f614"/>
    </style:style>
    <style:style style:name="P4" style:family="paragraph" style:parent-style-name="Standard">
      <style:text-properties fo:font-weight="bold" officeooo:rsid="00474512" officeooo:paragraph-rsid="0014f614" style:font-weight-asian="bold" style:font-weight-complex="bold"/>
    </style:style>
    <style:style style:name="P5" style:family="paragraph" style:parent-style-name="Standard">
      <style:text-properties officeooo:rsid="00474512" officeooo:paragraph-rsid="0014f614"/>
    </style:style>
    <style:style style:name="P6" style:family="paragraph" style:parent-style-name="Standard">
      <style:text-properties officeooo:paragraph-rsid="0014f614"/>
    </style:style>
    <style:style style:name="P7" style:family="paragraph" style:parent-style-name="Standard">
      <style:text-properties fo:font-size="14pt" fo:font-weight="bold" officeooo:rsid="0014f614" officeooo:paragraph-rsid="0014f614" style:font-size-asian="14pt" style:font-weight-asian="bold" style:font-size-complex="14pt" style:font-weight-complex="bold"/>
    </style:style>
    <style:style style:name="P8" style:family="paragraph" style:parent-style-name="Standard">
      <style:text-properties fo:font-style="normal" fo:font-weight="bold" officeooo:rsid="0014f614" officeooo:paragraph-rsid="0014f614" style:font-style-asian="normal" style:font-weight-asian="bold" style:font-style-complex="normal" style:font-weight-complex="bold"/>
    </style:style>
    <style:style style:name="P9" style:family="paragraph" style:parent-style-name="Standard">
      <style:text-properties fo:font-style="normal" fo:font-weight="bold" officeooo:rsid="001c0eb5" officeooo:paragraph-rsid="001c0eb5" style:font-style-asian="normal" style:font-weight-asian="bold" style:font-style-complex="normal" style:font-weight-complex="bold"/>
    </style:style>
    <style:style style:name="P10" style:family="paragraph" style:parent-style-name="Standard">
      <style:text-properties fo:font-style="normal" fo:font-weight="normal" officeooo:rsid="0014f614" officeooo:paragraph-rsid="0014f614" style:font-style-asian="normal" style:font-weight-asian="normal" style:font-style-complex="normal" style:font-weight-complex="normal"/>
    </style:style>
    <style:style style:name="P11" style:family="paragraph" style:parent-style-name="Standard">
      <style:text-properties fo:font-style="normal" fo:font-weight="normal" officeooo:rsid="0016c3fa" officeooo:paragraph-rsid="0016c3fa" style:font-style-asian="normal" style:font-weight-asian="normal" style:font-style-complex="normal" style:font-weight-complex="normal"/>
    </style:style>
    <style:style style:name="P12" style:family="paragraph" style:parent-style-name="Standard">
      <style:text-properties fo:font-style="normal" fo:font-weight="normal" officeooo:rsid="00197fbc" officeooo:paragraph-rsid="00197fbc" style:font-style-asian="normal" style:font-weight-asian="normal" style:font-style-complex="normal" style:font-weight-complex="normal"/>
    </style:style>
    <style:style style:name="P13" style:family="paragraph" style:parent-style-name="Standard">
      <style:text-properties officeooo:paragraph-rsid="001633df"/>
    </style:style>
    <style:style style:name="P14" style:family="paragraph" style:parent-style-name="Standard">
      <style:text-properties fo:font-style="normal" fo:font-weight="normal" officeooo:rsid="001c0eb5" officeooo:paragraph-rsid="001c0eb5" style:font-style-asian="normal" style:font-weight-asian="normal" style:font-style-complex="normal" style:font-weight-complex="normal"/>
    </style:style>
    <style:style style:name="P15" style:family="paragraph" style:parent-style-name="Standard">
      <style:text-properties fo:font-style="normal" fo:font-weight="normal" officeooo:rsid="001c1373" officeooo:paragraph-rsid="001c1373" style:font-style-asian="normal" style:font-weight-asian="normal" style:font-style-complex="normal" style:font-weight-complex="normal"/>
    </style:style>
    <style:style style:name="P16" style:family="paragraph" style:parent-style-name="Standard">
      <style:text-properties fo:font-style="normal" fo:font-weight="normal" officeooo:rsid="0014f614" officeooo:paragraph-rsid="0014f614" style:font-style-asian="normal" style:font-weight-asian="normal" style:font-style-complex="normal" style:font-weight-complex="normal"/>
    </style:style>
    <style:style style:name="P17" style:family="paragraph" style:parent-style-name="Standard">
      <style:text-properties fo:font-style="normal" fo:font-weight="normal" officeooo:rsid="0016c3fa" officeooo:paragraph-rsid="0016c3fa" style:font-style-asian="normal" style:font-weight-asian="normal" style:font-style-complex="normal" style:font-weight-complex="normal"/>
    </style:style>
    <style:style style:name="P18" style:family="paragraph" style:parent-style-name="Standard">
      <style:text-properties fo:font-style="normal" fo:font-weight="normal" officeooo:rsid="00273e60" officeooo:paragraph-rsid="0014f614" style:font-style-asian="normal" style:font-weight-asian="normal" style:font-style-complex="normal" style:font-weight-complex="normal"/>
    </style:style>
    <style:style style:name="P19" style:family="paragraph" style:parent-style-name="Standard">
      <style:text-properties fo:font-style="normal" fo:font-weight="normal" officeooo:rsid="00273e60" officeooo:paragraph-rsid="00273e60" style:font-style-asian="normal" style:font-weight-asian="normal" style:font-style-complex="normal" style:font-weight-complex="normal"/>
    </style:style>
    <style:style style:name="P20" style:family="paragraph" style:parent-style-name="Standard">
      <style:text-properties fo:font-style="normal" fo:font-weight="normal" officeooo:rsid="0027f0d3" officeooo:paragraph-rsid="0027f0d3" style:font-style-asian="normal" style:font-weight-asian="normal" style:font-style-complex="normal" style:font-weight-complex="normal"/>
    </style:style>
    <style:style style:name="P21" style:family="paragraph" style:parent-style-name="Standard">
      <style:text-properties fo:font-style="normal" fo:font-weight="normal" officeooo:rsid="002927fd" officeooo:paragraph-rsid="002927fd" style:font-style-asian="normal" style:font-weight-asian="normal" style:font-style-complex="normal" style:font-weight-complex="normal"/>
    </style:style>
    <style:style style:name="P22" style:family="paragraph" style:parent-style-name="Standard">
      <style:text-properties fo:font-style="italic" fo:font-weight="normal" officeooo:rsid="0016c3fa" officeooo:paragraph-rsid="0016c3fa" style:font-style-asian="italic" style:font-weight-asian="normal" style:font-style-complex="italic" style:font-weight-complex="normal"/>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officeooo:paragraph-rsid="001633df"/>
    </style:style>
    <style:style style:name="P25" style:family="paragraph" style:parent-style-name="Standard">
      <style:text-properties officeooo:paragraph-rsid="00252b50"/>
    </style:style>
    <style:style style:name="T1" style:family="text">
      <style:text-properties fo:font-style="italic" style:font-style-asian="italic" style:font-style-complex="italic"/>
    </style:style>
    <style:style style:name="T2" style:family="text">
      <style:text-properties fo:font-style="italic" officeooo:rsid="001ebdaf" style:font-style-asian="italic" style:font-style-complex="italic"/>
    </style:style>
    <style:style style:name="T3" style:family="text">
      <style:text-properties fo:font-style="italic" officeooo:rsid="0014f614" style:font-style-asian="italic" style:font-style-complex="italic"/>
    </style:style>
    <style:style style:name="T4" style:family="text">
      <style:text-properties fo:font-style="normal" fo:font-weight="normal" officeooo:rsid="0014f614" style:font-style-asian="normal" style:font-weight-asian="normal" style:font-style-complex="normal" style:font-weight-complex="normal"/>
    </style:style>
    <style:style style:name="T5" style:family="text">
      <style:text-properties fo:font-style="normal" fo:font-weight="normal" officeooo:rsid="001633df" style:font-style-asian="normal" style:font-weight-asian="normal" style:font-style-complex="normal" style:font-weight-complex="normal"/>
    </style:style>
    <style:style style:name="T6" style:family="text">
      <style:text-properties fo:font-style="normal" fo:font-weight="normal" officeooo:rsid="00185a98" style:font-style-asian="normal" style:font-weight-asian="normal" style:font-style-complex="normal" style:font-weight-complex="normal"/>
    </style:style>
    <style:style style:name="T7" style:family="text">
      <style:text-properties fo:font-style="normal" fo:font-weight="normal" officeooo:rsid="00187641" style:font-style-asian="normal" style:font-weight-asian="normal" style:font-style-complex="normal" style:font-weight-complex="normal"/>
    </style:style>
    <style:style style:name="T8" style:family="text">
      <style:text-properties fo:font-style="normal" fo:font-weight="normal" officeooo:rsid="001ad59f" style:font-style-asian="normal" style:font-weight-asian="normal" style:font-style-complex="normal" style:font-weight-complex="normal"/>
    </style:style>
    <style:style style:name="T9" style:family="text">
      <style:text-properties fo:font-style="normal" fo:font-weight="normal" officeooo:rsid="002414de" style:font-style-asian="normal" style:font-weight-asian="normal" style:font-style-complex="normal" style:font-weight-complex="normal"/>
    </style:style>
    <style:style style:name="T10" style:family="text">
      <style:text-properties fo:font-style="normal" style:text-underline-style="none" fo:font-weight="normal" officeooo:rsid="0014f614" style:font-style-asian="normal" style:font-weight-asian="normal" style:font-style-complex="normal" style:font-weight-complex="normal"/>
    </style:style>
    <style:style style:name="T11" style:family="text">
      <style:text-properties style:text-underline-style="none"/>
    </style:style>
    <style:style style:name="T12" style:family="text">
      <style:text-properties style:text-underline-style="none" fo:font-weight="normal" officeooo:rsid="001633df" style:font-weight-asian="normal" style:font-weight-complex="normal"/>
    </style:style>
    <style:style style:name="T13" style:family="text">
      <style:text-properties style:text-underline-style="none" officeooo:rsid="002414de"/>
    </style:style>
    <style:style style:name="T14" style:family="text">
      <style:text-properties officeooo:rsid="0016ba0a"/>
    </style:style>
    <style:style style:name="T15" style:family="text">
      <style:text-properties officeooo:rsid="0016fa28"/>
    </style:style>
    <style:style style:name="T16" style:family="text">
      <style:text-properties officeooo:rsid="001ffc03"/>
    </style:style>
    <style:style style:name="T17" style:family="text">
      <style:text-properties officeooo:rsid="0020d977"/>
    </style:style>
    <style:style style:name="T18" style:family="text">
      <style:text-properties officeooo:rsid="00213581"/>
    </style:style>
    <style:style style:name="T19" style:family="text">
      <style:text-properties officeooo:rsid="00238c5b"/>
    </style:style>
    <style:style style:name="T20" style:family="text">
      <style:text-properties officeooo:rsid="002414de"/>
    </style:style>
    <style:style style:name="T21" style:family="text">
      <style:text-properties style:text-position="super 58%"/>
    </style:style>
    <style:style style:name="T22" style:family="text">
      <style:text-properties officeooo:rsid="00274153"/>
    </style:style>
    <style:style style:name="T23" style:family="text">
      <style:text-properties officeooo:rsid="002927fd"/>
    </style:style>
    <style:style style:name="T24" style:family="text">
      <style:text-properties officeooo:rsid="002979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scussion on the development on modern technologies</text:p>
      <text:p text:style-name="P6"><text:span text:style-name="T2">This document is for the discussion of </text:span><text:span text:style-name="T3">the development of science in a fantastical world</text:span></text:p>
      <text:p text:style-name="P3"/>
      <text:p text:style-name="P4">Summary statements:</text:p>
      <text:p text:style-name="P5"/>
      <text:p text:style-name="P1">Statement 1.</text:p>
      <text:p text:style-name="P1"/>
      <text:p text:style-name="P8">The Development of Science on Earth</text:p>
      <text:p text:style-name="P13"><text:span text:style-name="T4">Modern science was brought into existence with the “Scientific Revolution” in the late 1500s – early 1700s. This period is marked by the development of numerous scientific ideas, inventions, etc. </text:span><text:span text:style-name="T5">As Wikipedia puts it:</text:span></text:p>
      <text:p text:style-name="P2"><text:span text:style-name="T12"><text:tab/>“</text:span><text:span text:style-name="T11">The Scientific Revolution was a series of events that marked the emergence of modern science during the early modern period, when developments in mathematics, physics, astronomy, biology (including human anatomy) and chemistry transformed the views of society about nature.” - </text:span><text:span text:style-name="T13">Wikipedia</text:span></text:p>
      <text:p text:style-name="P25"><text:span text:style-name="T10"><text:tab/></text:span></text:p>
      <text:p text:style-name="P25"><text:span text:style-name="T10"><text:tab/></text:span><text:span text:style-name="T4">What caused this sudden change?</text:span></text:p>
      <text:p text:style-name="P13"><text:span text:style-name="T4"><text:tab/><text:tab/>-</text:span><text:span text:style-name="T6">Printing press</text:span></text:p>
      <text:p text:style-name="P13"><text:span text:style-name="T6"><text:tab/><text:tab/>-</text:span><text:span text:style-name="T7">Rise and acceptance of empiricism</text:span></text:p>
      <text:p text:style-name="P13"><text:span text:style-name="T7"><text:tab/><text:tab/>-</text:span><text:span text:style-name="T8">Translation of ancient philosophical texts</text:span></text:p>
      <text:p text:style-name="P13"><text:span text:style-name="T8"><text:tab/><text:tab/>-</text:span><text:span text:style-name="T9">Renewed stability</text:span></text:p>
      <text:p text:style-name="P13"><text:span text:style-name="T9"/></text:p>
      <text:p text:style-name="P23">“In 1348, the Black Death and other disasters sealed a sudden end to philosophic and scientific development. Yet, the rediscovery of ancient texts was stimulated by the Fall of Constantinople in 1453, when many Byzantine scholars sought refuge in the West. Meanwhile, the introduction of printing was to have great effect on European society. The facilitated dissemination of the printed word democratized learning and allowed ideas such as algebra to propagate more rapidly. These developments paved the way for the Scientific Revolution, where scientific inquiry, halted at the start of the Black Death, resumed.” - <text:span text:style-name="T20">Wikipedia</text:span></text:p>
      <text:p text:style-name="P18"/>
      <text:p text:style-name="P19">So the onset of the Scientific Revolution was the continuation of an earlier time. What developments led up to this?</text:p>
      <text:p text:style-name="P19"/>
      <text:p text:style-name="P9">Ancient Views of Science</text:p>
      <text:p text:style-name="P14">In ancient times on Earth, science and magic were not distinguished. Magic was a substitute.</text:p>
      <text:p text:style-name="P15">Development of early philosophy in Greece:</text:p>
      <text:p text:style-name="P15"><text:tab/>-Diversity of ideas (proximity to Egypt and Mesopotamia)</text:p>
      <text:p text:style-name="P15"><text:tab/>-Ease of travel and spread of ideas</text:p>
      <text:p text:style-name="P15"><text:tab/>-Alphabet</text:p>
      <text:p text:style-name="P15"><text:tab/>-Democracy (non-theocratic rule allowed more free thought)</text:p>
      <text:p text:style-name="P15"><text:tab/>-<text:span text:style-name="T16">Stability</text:span></text:p>
      <text:p text:style-name="P10"/>
      <text:p text:style-name="P10">Preceding period:</text:p>
      <text:p text:style-name="P10">Renaissance</text:p>
      <text:p text:style-name="P10"><text:tab/>-<text:span text:style-name="T17">Driven by the flight of Greek scholars from Constantinople during its fall in 1453.</text:span></text:p>
      <text:p text:style-name="P10"/>
      <text:p text:style-name="P10">Co-development:</text:p>
      <text:p text:style-name="P10">The Enlightenment <text:span text:style-name="T14">(social and philosophical fallout of the Scientific Revolution).</text:span></text:p>
      <text:p text:style-name="P10"/>
      <text:p text:style-name="P11">Following period:</text:p>
      <text:p text:style-name="P11"><text:soft-page-break/>Age of Reflection, age of Romanticism <text:span text:style-name="T15">(1800).</text:span></text:p>
      <text:p text:style-name="P11"/>
      <text:p text:style-name="P22">-<text:span text:style-name="T18">The history of science and philosophy on Earth greatly follows the spread of initial philosophical ideas through Hellenization. There were few other major independent philosophical revolutions.</text:span></text:p>
      <text:p text:style-name="P22"><text:tab/>-<text:span text:style-name="T19">Egyptian + Mesopotamian ideas → Greek philosophy → Roman philosophy + science, Islamic <text:tab/>science → Renaissance thinkers, Scientific Revolution (relied on Islamic optics, math, etc among <text:tab/>other innovations)</text:span></text:p>
      <text:p text:style-name="P11"/>
      <text:p text:style-name="P19">It’s clear that scientific development in the 15-17<text:span text:style-name="T21">th</text:span> centuries was not a miraculous convergence of many philosophies, but the culmination of longstanding work. However, the evolution of philosophy towards empiricism and humanism is something that may not catch in a world of deities and magic. The pre-Socratic questioning of nature (that natural phenomena are not always caused directly by the wills of deities) is difficult to imagine in a world where deities are, in many cases, real. Divine magic is practiced, deities can manifest as avatars, and divine continuances are upheld by their powers. <text:span text:style-name="T22">The birth of philosophy, thus, may be pointed more towards the understanding of the will of the deities in their creations than the divergence of science and religion.</text:span></text:p>
      <text:p text:style-name="P19"/>
      <text:p text:style-name="P20">Astar philosophers in Nomenes are not likely to philosophize on the mechanisms by which their divine rituals are satisfied. Magic, to these philosophers, was a bygone horror erased by Apythia many millenia ago. The philosophizing on the nature of magic after Apythia’s ritual is more likely to be driven by those that experienced magic in its early days—the waith. The waith, however, are not likely to philosophize first—their culture and technology are premature. What circumstance would be right for the genesis of theological and thaumatological <text:span text:style-name="T23">thought?</text:span></text:p>
      <text:p text:style-name="P20"><text:tab/>-<text:span text:style-name="T23">Astar begin to philosophize on deific will.</text:span></text:p>
      <text:p text:style-name="P20"><text:tab/>-<text:span text:style-name="T23">Waith interact with these astar, taking on their mindset and drive for philosophy. This must be in a <text:tab/>stable environment where communication over wide territory is possible.</text:span></text:p>
      <text:p text:style-name="P20"><text:tab/></text:p>
      <text:p text:style-name="P21">When might this first happen? <text:span text:style-name="T1">With Eres. </text:span>The communion between Eres and her cult followers in the Cerisian kingdoms, where philosophy may be developed earliest, <text:span text:style-name="T24">might be the perfect place and time for Eres to begin to begin her philosophical writings.</text:span></text:p>
      <text:p text:style-name="P11"/>
      <text:p text:style-name="P12">Possibilities for a fantastical world:</text:p>
      <text:p text:style-name="P12">“Religious revolution” – a development of thought on the nature of religion and divinity.</text:p>
      <text:p text:style-name="P12">“Magical revolution” – a development of thought on the nature of magic.</text:p>
      <text:p text:style-name="P12"/>
      <text:p text:style-name="P12">However, eventually an investigation into the religious and magical nature of the universe would reveal the fact that there are still physical laws.</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11:12:47.848000585</meta:creation-date>
    <dc:date>2022-01-22T11:03:20.197386242</dc:date>
    <meta:editing-duration>PT2H1M52S</meta:editing-duration>
    <meta:editing-cycles>20</meta:editing-cycles>
    <meta:generator>LibreOffice/6.4.7.2$Linux_X86_64 LibreOffice_project/40$Build-2</meta:generator>
    <meta:document-statistic meta:table-count="0" meta:image-count="0" meta:object-count="0" meta:page-count="2" meta:paragraph-count="42" meta:word-count="718" meta:character-count="4752" meta:non-whitespace-character-count="4049"/>
  </office:meta>
</office:document-meta>
</file>